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 officeooo:rsid="00124af7" officeooo:paragraph-rsid="00124af7"/>
    </style:style>
    <style:style style:name="P2" style:family="paragraph" style:parent-style-name="Standard">
      <style:paragraph-properties fo:line-height="200%"/>
      <style:text-properties style:font-name="Times New Roman" fo:font-weight="bold" officeooo:rsid="00124af7" officeooo:paragraph-rsid="00124af7" style:font-weight-asian="bold" style:font-weight-complex="bold"/>
    </style:style>
    <style:style style:name="P3" style:family="paragraph" style:parent-style-name="Standard">
      <style:paragraph-properties fo:line-height="200%"/>
      <style:text-properties style:font-name="Times New Roman" style:text-underline-style="solid" style:text-underline-width="auto" style:text-underline-color="font-color" fo:font-weight="bold" officeooo:rsid="00124af7" officeooo:paragraph-rsid="00124af7" style:font-weight-asian="bold" style:font-weight-complex="bold"/>
    </style:style>
    <style:style style:name="P4" style:family="paragraph" style:parent-style-name="Standard">
      <style:paragraph-properties fo:line-height="200%"/>
      <style:text-properties style:font-name="Times New Roman" officeooo:rsid="00129371" officeooo:paragraph-rsid="00129371"/>
    </style:style>
    <style:style style:name="T1" style:family="text">
      <style:text-properties officeooo:rsid="00129371"/>
    </style:style>
    <style:style style:name="T2" style:family="text">
      <style:text-properties officeooo:rsid="001326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Three</text:p>
      <text:p text:style-name="P1">Ido Tal</text:p>
      <text:p text:style-name="P1">CS-360-T3350 Mobile Architect &amp; Programming 23EW3</text:p>
      <text:p text:style-name="P1">2/24/2023</text:p>
      <text:p text:style-name="P1"/>
      <text:p text:style-name="P3">App Launch Plan</text:p>
      <text:p text:style-name="P2">What will be included in your app’s description and what kind of icon will best represent your app once it is made available in the app store?</text:p>
      <text:p text:style-name="P1"><text:tab/>Since the app is meant to be a very simple and easy to use inventory app, then I would use an icon that makes people think of an inventory or a warehouse, for example a symbol of a crate, shipping box, or a clipboard. In the description I would emphasis the simplicity of using the app. I would also emphasize the security, since users might not want others to be able to look at their inventory. I would show an image of the inventory main page and of the page for editing the items that are being added to the inventory list. These images would show potential users how easy to use the app is.</text:p>
      <text:p text:style-name="P2">Which version(s) of Android will your app successfully run on? Have you included the most current version? Note that with each version of Android, new components are introduced that add considerations and challenges in the development.</text:p>
      <text:p text:style-name="P1"><text:tab/><text:span text:style-name="T1">The app will definitely run on Android 9 and above, as I tested it on an API 28 device. Since this is a simple inventory app, there were not many new components that needed to be considered for each version. More complicated apps that take advantage of new components would need to take extra measures to test their apps on newer versions of Android, but for this app, there should be very little differences in its code or development whether it will run on Android 9 or 12.</text:span></text:p>
      <text:p text:style-name="P2">What permissions will your app ask for? Be sure these are only permissions that are necessary for your app to run. For example, does your manifest ask for permission to record phone audio when your app does not use it?</text:p>
      <text:p text:style-name="P4"><text:soft-page-break/><text:tab/>The only permission that my app will ask for is for sending notifications via SMS to the user. This permission is needed to warn the user of low inventory for one or more of their items. I originally wanted to include the ability to add photos to the items in the main page but I did not go ahead with this as it proved more challenging. Had I added this feature then I would have likely needed to ask the user for permission to access the camera to take photos of an item and permission to access their storage to access their images. Both of these would be optional as they would not be necessary for the user to operate the app, it would just mean less functionality from the app.</text:p>
      <text:p text:style-name="P2">What is your plan for monetization of the app? Consider whether your app will include ads, require a one-time payment, both, or neither.</text:p>
      <text:p text:style-name="P1"><text:tab/><text:span text:style-name="T2">For a simple inventory app, I would not monetize it. If I were to add many features that would make the app exceptionally useful, then I would try to make the more premium features cost a small amount. Like adding custom themes to the app, or allowing the apps databases to be synced to other android devices or maybe to some computer app. I would avoid ads since the people who would use an inventory app are people who likely open it up very often to check on something and will very likely find it frustrating that they would be greeted by ads or have their app interaction be constantly interrupted by ads. This could make them uninstall the app.</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6T18:25:53.262404241</meta:creation-date>
    <dc:date>2023-02-26T18:56:19.043359120</dc:date>
    <meta:editing-duration>PT6M45S</meta:editing-duration>
    <meta:editing-cycles>1</meta:editing-cycles>
    <meta:document-statistic meta:table-count="0" meta:image-count="0" meta:object-count="0" meta:page-count="2" meta:paragraph-count="13" meta:word-count="594" meta:character-count="3231" meta:non-whitespace-character-count="2646"/>
    <meta:generator>LibreOffice/7.3.7.2$Linux_X86_64 LibreOffice_project/30$Build-2</meta:generator>
  </office:meta>
</office:document-meta>
</file>